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00000006A72E91AE9495742E6.png" manifest:media-type="image/png"/>
  <manifest:file-entry manifest:full-path="Pictures/100002010000049300000101902C3C489979E5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solid" svg:stroke-width="0.106cm" svg:stroke-color="#808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ff0000" draw:marker-start-width="0.359cm" draw:marker-end="Arrow" draw:marker-end-width="0.459cm" svg:stroke-opacity="75%" draw:fill="none" draw:fill-color="#729fcf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459cm" svg:stroke-opacity="25%" draw:fill="none" draw:fill-color="#729fcf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0000" draw:marker-start-width="0.359cm" draw:marker-end="Arrow" draw:marker-end-width="0.459cm" svg:stroke-opacity="100%" draw:fill="none" draw:fill-color="#729fcf" draw:textarea-vertical-align="middle" fo:padding-top="0.178cm" fo:padding-bottom="0.178cm" fo:padding-left="0.303cm" fo:padding-right="0.303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svg:stroke-width="0.106cm" svg:stroke-color="#ff0000" draw:marker-start-width="0.359cm" draw:marker-end="Arrow" draw:marker-end-width="0.459cm" svg:stroke-opacity="67%" draw:fill="none" draw:fill-color="#729fcf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ff0000" draw:marker-start-width="0.359cm" draw:marker-end="Arrow" draw:marker-end-width="0.459cm" svg:stroke-opacity="60%" draw:fill="none" draw:fill-color="#729fcf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f0000" draw:marker-start-width="0.359cm" draw:marker-end="Arrow" draw:marker-end-width="0.459cm" svg:stroke-opacity="34%" draw:fill="none" draw:fill-color="#729fcf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svg:stroke-opacity="80%" draw:fill="none" draw:fill-color="#729fcf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svg:stroke-opacity="20%" draw:fill="none" draw:fill-color="#729fcf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" draw:marker-end-width="0.459cm" svg:stroke-opacity="50%" draw:fill="none" draw:fill-color="#729fcf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00" draw:marker-start-width="0.359cm" draw:marker-end="Arrow" draw:marker-end-width="0.459cm" svg:stroke-opacity="10%" draw:fill="none" draw:fill-color="#729fcf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0000" draw:marker-start-width="0.359cm" draw:marker-end="Arrow" draw:marker-end-width="0.459cm" svg:stroke-opacity="90%" draw:fill="none" draw:fill-color="#729fcf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ff0000" draw:marker-start-width="0.359cm" draw:marker-end="Arrow" draw:marker-end-width="0.459cm" svg:stroke-opacity="65%" draw:fill="none" draw:fill-color="#729fcf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ff0000" draw:marker-start-width="0.359cm" draw:marker-end="Arrow" draw:marker-end-width="0.459cm" svg:stroke-opacity="40%" draw:fill="none" draw:fill-color="#729fcf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ff0000" draw:marker-start-width="0.359cm" draw:marker-end="Arrow" draw:marker-end-width="0.459cm" svg:stroke-opacity="15%" draw:fill="none" draw:fill-color="#729fcf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svg:stroke-opacity="85%" draw:fill="none" draw:fill-color="#729fcf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ff0000" draw:marker-start-width="0.359cm" draw:marker-end="Arrow" draw:marker-end-width="0.459cm" svg:stroke-opacity="1%" draw:fill="none" draw:fill-color="#729fcf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0000" draw:marker-start-width="0.359cm" draw:marker-end="Arrow" draw:marker-end-width="0.459cm" svg:stroke-opacity="99%" draw:fill="none" draw:fill-color="#729fcf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</style:style>
    <style:style style:name="gr23" style:family="graphic" style:parent-style-name="objectwithoutfill">
      <style:graphic-properties svg:stroke-width="0.106cm" svg:stroke-color="#ff0000" draw:marker-start-width="0.359cm" draw:marker-end="Arrow" draw:marker-end-width="0.459cm" svg:stroke-opacity="70%" draw:fill="none" draw:fill-color="#729fcf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1.275cm" fo:min-width="1.025cm"/>
    </style:style>
    <style:style style:name="gr25" style:family="graphic" style:parent-style-name="objectwithoutfill">
      <style:graphic-properties svg:stroke-width="0.106cm" svg:stroke-color="#ff0000" draw:marker-start-width="0.359cm" draw:marker-end="Arrow" draw:marker-end-width="0.459cm" svg:stroke-opacity="42%" draw:fill="none" draw:fill-color="#729fcf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0000" draw:marker-start-width="0.359cm" draw:marker-end="Arrow" draw:marker-end-width="0.459cm" svg:stroke-opacity="3%" draw:fill="none" draw:fill-color="#729fcf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0000" draw:marker-start-width="0.359cm" draw:marker-end="Arrow" draw:marker-end-width="0.459cm" svg:stroke-opacity="98%" draw:fill="none" draw:fill-color="#729fcf" draw:textarea-vertical-align="middle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ff0000" draw:marker-start-width="0.359cm" draw:marker-end="Arrow" draw:marker-end-width="0.459cm" svg:stroke-opacity="97%" draw:fill="none" draw:fill-color="#729fcf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96pt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317cm" svg:y1="2.54cm" svg:x2="22.857cm" svg:y2="2.54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20.324cm" svg:y1="2.534cm" svg:x2="22.864cm" svg:y2="2.534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4" draw:text-style-name="P2" draw:layer="layout" svg:x1="19.195cm" svg:y1="5.088cm" svg:x2="21.735cm" svg:y2="7.628cm">
          <text:p/>
        </draw:line>
        <draw:line draw:style-name="gr5" draw:text-style-name="P2" draw:layer="layout" svg:x1="19.231cm" svg:y1="4.997cm" svg:x2="21.646cm" svg:y2="2.583cm">
          <text:p/>
        </draw:line>
        <draw:line draw:style-name="gr6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5" draw:text-style-name="P2" draw:layer="layout" svg:x1="24.275cm" svg:y1="5.088cm" svg:x2="26.815cm" svg:y2="7.628cm">
          <text:p/>
        </draw:line>
        <draw:line draw:style-name="gr4" draw:text-style-name="P2" draw:layer="layout" svg:x1="24.333cm" svg:y1="4.997cm" svg:x2="26.748cm" svg:y2="2.583cm">
          <text:p/>
        </draw:line>
        <draw:line draw:style-name="gr4" draw:text-style-name="P2" draw:layer="layout" svg:x1="21.817cm" svg:y1="7.54cm" svg:x2="24.232cm" svg:y2="5.126cm">
          <text:p/>
        </draw:line>
        <draw:line draw:style-name="gr5" draw:text-style-name="P2" draw:layer="layout" svg:x1="21.717cm" svg:y1="2.584cm" svg:x2="24.131cm" svg:y2="4.999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15.237cm" svg:y1="2.54cm" svg:x2="17.777cm" svg:y2="2.54cm">
          <text:p/>
        </draw:line>
        <draw:line draw:style-name="gr1" draw:text-style-name="P1" draw:layer="layout" svg:x1="15.237cm" svg:y1="7.62cm" svg:x2="17.777cm" svg:y2="7.62cm">
          <text:p/>
        </draw:line>
        <draw:line draw:style-name="gr2" draw:text-style-name="P1" draw:layer="layout" svg:x1="12.697cm" svg:y1="5.08cm" svg:x2="15.237cm" svg:y2="5.08cm">
          <text:p/>
        </draw:line>
        <draw:line draw:style-name="gr1" draw:text-style-name="P1" draw:layer="layout" svg:x1="20.317cm" svg:y1="2.54cm" svg:x2="22.857cm" svg:y2="2.54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15.244cm" svg:y1="2.534cm" svg:x2="17.784cm" svg:y2="2.534cm">
          <text:p/>
        </draw:line>
        <draw:line draw:style-name="gr1" draw:text-style-name="P1" draw:layer="layout" svg:x1="15.244cm" svg:y1="7.614cm" svg:x2="17.784cm" svg:y2="7.614cm">
          <text:p/>
        </draw:line>
        <draw:line draw:style-name="gr2" draw:text-style-name="P1" draw:layer="layout" svg:x1="12.704cm" svg:y1="5.074cm" svg:x2="15.244cm" svg:y2="5.074cm">
          <text:p/>
        </draw:line>
        <draw:line draw:style-name="gr8" draw:text-style-name="P2" draw:layer="layout" svg:x1="14.115cm" svg:y1="5.088cm" svg:x2="16.655cm" svg:y2="7.628cm">
          <text:p/>
        </draw:line>
        <draw:line draw:style-name="gr9" draw:text-style-name="P2" draw:layer="layout" svg:x1="14.151cm" svg:y1="4.997cm" svg:x2="16.566cm" svg:y2="2.583cm">
          <text:p/>
        </draw:line>
        <draw:line draw:style-name="gr6" draw:text-style-name="P2" draw:layer="layout" svg:x1="11.657cm" svg:y1="7.54cm" svg:x2="14.072cm" svg:y2="5.126cm">
          <text:p/>
        </draw:line>
        <draw:line draw:style-name="gr1" draw:text-style-name="P1" draw:layer="layout" svg:x1="20.324cm" svg:y1="2.534cm" svg:x2="22.864cm" svg:y2="2.534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10" draw:text-style-name="P2" draw:layer="layout" svg:x1="19.195cm" svg:y1="5.088cm" svg:x2="21.735cm" svg:y2="7.628cm">
          <text:p/>
        </draw:line>
        <draw:line draw:style-name="gr11" draw:text-style-name="P2" draw:layer="layout" svg:x1="19.231cm" svg:y1="4.997cm" svg:x2="21.646cm" svg:y2="2.583cm">
          <text:p/>
        </draw:line>
        <draw:line draw:style-name="gr8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12" draw:text-style-name="P2" draw:layer="layout" svg:x1="24.275cm" svg:y1="5.088cm" svg:x2="26.815cm" svg:y2="7.628cm">
          <text:p/>
        </draw:line>
        <draw:line draw:style-name="gr11" draw:text-style-name="P2" draw:layer="layout" svg:x1="24.311cm" svg:y1="4.997cm" svg:x2="26.726cm" svg:y2="2.583cm">
          <text:p/>
        </draw:line>
        <draw:line draw:style-name="gr10" draw:text-style-name="P2" draw:layer="layout" svg:x1="21.817cm" svg:y1="7.54cm" svg:x2="24.232cm" svg:y2="5.126cm">
          <text:p/>
        </draw:line>
        <draw:line draw:style-name="gr9" draw:text-style-name="P2" draw:layer="layout" svg:x1="16.717cm" svg:y1="2.584cm" svg:x2="19.131cm" svg:y2="4.999cm">
          <text:p/>
        </draw:line>
        <draw:line draw:style-name="gr11" draw:text-style-name="P2" draw:layer="layout" svg:x1="21.717cm" svg:y1="2.584cm" svg:x2="24.131cm" svg:y2="4.999cm">
          <text:p/>
        </draw:lin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10.164cm" svg:y1="2.54cm" svg:x2="12.704cm" svg:y2="2.54cm">
          <text:p/>
        </draw:line>
        <draw:line draw:style-name="gr1" draw:text-style-name="P1" draw:layer="layout" svg:x1="10.164cm" svg:y1="7.62cm" svg:x2="12.704cm" svg:y2="7.62cm">
          <text:p/>
        </draw:line>
        <draw:line draw:style-name="gr2" draw:text-style-name="P1" draw:layer="layout" svg:x1="7.624cm" svg:y1="5.08cm" svg:x2="10.164cm" svg:y2="5.08cm">
          <text:p/>
        </draw:line>
        <draw:line draw:style-name="gr1" draw:text-style-name="P1" draw:layer="layout" svg:x1="15.244cm" svg:y1="2.54cm" svg:x2="17.784cm" svg:y2="2.54cm">
          <text:p/>
        </draw:line>
        <draw:line draw:style-name="gr1" draw:text-style-name="P1" draw:layer="layout" svg:x1="15.244cm" svg:y1="7.62cm" svg:x2="17.784cm" svg:y2="7.62cm">
          <text:p/>
        </draw:line>
        <draw:line draw:style-name="gr2" draw:text-style-name="P1" draw:layer="layout" svg:x1="12.704cm" svg:y1="5.08cm" svg:x2="15.244cm" svg:y2="5.08cm">
          <text:p/>
        </draw:line>
        <draw:line draw:style-name="gr1" draw:text-style-name="P1" draw:layer="layout" svg:x1="20.324cm" svg:y1="2.54cm" svg:x2="22.864cm" svg:y2="2.54cm">
          <text:p/>
        </draw:line>
        <draw:line draw:style-name="gr1" draw:text-style-name="P1" draw:layer="layout" svg:x1="20.324cm" svg:y1="7.62cm" svg:x2="22.864cm" svg:y2="7.62cm">
          <text:p/>
        </draw:line>
        <draw:line draw:style-name="gr2" draw:text-style-name="P1" draw:layer="layout" svg:x1="17.784cm" svg:y1="5.08cm" svg:x2="20.324cm" svg:y2="5.08cm">
          <text:p/>
        </draw:line>
        <draw:line draw:style-name="gr2" draw:text-style-name="P1" draw:layer="layout" svg:x1="22.864cm" svg:y1="5.08cm" svg:x2="25.404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10.164cm" svg:y1="2.534cm" svg:x2="12.704cm" svg:y2="2.534cm">
          <text:p/>
        </draw:line>
        <draw:line draw:style-name="gr1" draw:text-style-name="P1" draw:layer="layout" svg:x1="10.164cm" svg:y1="7.614cm" svg:x2="12.704cm" svg:y2="7.614cm">
          <text:p/>
        </draw:line>
        <draw:line draw:style-name="gr2" draw:text-style-name="P1" draw:layer="layout" svg:x1="7.624cm" svg:y1="5.074cm" svg:x2="10.164cm" svg:y2="5.074cm">
          <text:p/>
        </draw:line>
        <draw:line draw:style-name="gr4" draw:text-style-name="P2" draw:layer="layout" svg:x1="9.035cm" svg:y1="5.088cm" svg:x2="11.575cm" svg:y2="7.628cm">
          <text:p/>
        </draw:line>
        <draw:line draw:style-name="gr5" draw:text-style-name="P2" draw:layer="layout" svg:x1="9.071cm" svg:y1="4.997cm" svg:x2="11.486cm" svg:y2="2.583cm">
          <text:p/>
        </draw:line>
        <draw:line draw:style-name="gr6" draw:text-style-name="P2" draw:layer="layout" svg:x1="6.577cm" svg:y1="7.54cm" svg:x2="8.992cm" svg:y2="5.126cm">
          <text:p/>
        </draw:line>
        <draw:line draw:style-name="gr1" draw:text-style-name="P1" draw:layer="layout" svg:x1="15.249cm" svg:y1="2.534cm" svg:x2="17.789cm" svg:y2="2.534cm">
          <text:p/>
        </draw:line>
        <draw:line draw:style-name="gr1" draw:text-style-name="P1" draw:layer="layout" svg:x1="15.249cm" svg:y1="7.614cm" svg:x2="17.789cm" svg:y2="7.614cm">
          <text:p/>
        </draw:line>
        <draw:line draw:style-name="gr2" draw:text-style-name="P1" draw:layer="layout" svg:x1="12.709cm" svg:y1="5.074cm" svg:x2="15.249cm" svg:y2="5.074cm">
          <text:p/>
        </draw:line>
        <draw:line draw:style-name="gr13" draw:text-style-name="P2" draw:layer="layout" svg:x1="14.12cm" svg:y1="5.088cm" svg:x2="16.66cm" svg:y2="7.628cm">
          <text:p/>
        </draw:line>
        <draw:line draw:style-name="gr13" draw:text-style-name="P2" draw:layer="layout" svg:x1="14.157cm" svg:y1="4.997cm" svg:x2="16.572cm" svg:y2="2.583cm">
          <text:p/>
        </draw:line>
        <draw:line draw:style-name="gr4" draw:text-style-name="P2" draw:layer="layout" svg:x1="11.662cm" svg:y1="7.54cm" svg:x2="14.077cm" svg:y2="5.126cm">
          <text:p/>
        </draw:line>
        <draw:line draw:style-name="gr1" draw:text-style-name="P1" draw:layer="layout" svg:x1="20.329cm" svg:y1="2.534cm" svg:x2="22.869cm" svg:y2="2.534cm">
          <text:p/>
        </draw:line>
        <draw:line draw:style-name="gr1" draw:text-style-name="P1" draw:layer="layout" svg:x1="20.329cm" svg:y1="7.614cm" svg:x2="22.869cm" svg:y2="7.614cm">
          <text:p/>
        </draw:line>
        <draw:line draw:style-name="gr2" draw:text-style-name="P1" draw:layer="layout" svg:x1="17.789cm" svg:y1="5.074cm" svg:x2="20.329cm" svg:y2="5.074cm">
          <text:p/>
        </draw:line>
        <draw:line draw:style-name="gr5" draw:text-style-name="P2" draw:layer="layout" svg:x1="19.2cm" svg:y1="5.088cm" svg:x2="21.74cm" svg:y2="7.628cm">
          <text:p/>
        </draw:line>
        <draw:line draw:style-name="gr4" draw:text-style-name="P2" draw:layer="layout" svg:x1="19.237cm" svg:y1="4.997cm" svg:x2="21.652cm" svg:y2="2.583cm">
          <text:p/>
        </draw:line>
        <draw:line draw:style-name="gr13" draw:text-style-name="P2" draw:layer="layout" svg:x1="16.742cm" svg:y1="7.54cm" svg:x2="19.157cm" svg:y2="5.126cm">
          <text:p/>
        </draw:line>
        <draw:line draw:style-name="gr2" draw:text-style-name="P1" draw:layer="layout" svg:x1="22.869cm" svg:y1="5.074cm" svg:x2="25.409cm" svg:y2="5.074cm">
          <text:p/>
        </draw:line>
        <draw:line draw:style-name="gr14" draw:text-style-name="P2" draw:layer="layout" svg:x1="24.28cm" svg:y1="5.088cm" svg:x2="26.82cm" svg:y2="7.628cm">
          <text:p/>
        </draw:line>
        <draw:line draw:style-name="gr15" draw:text-style-name="P2" draw:layer="layout" svg:x1="24.317cm" svg:y1="4.997cm" svg:x2="26.732cm" svg:y2="2.583cm">
          <text:p/>
        </draw:line>
        <draw:line draw:style-name="gr5" draw:text-style-name="P2" draw:layer="layout" svg:x1="21.822cm" svg:y1="7.54cm" svg:x2="24.237cm" svg:y2="5.126cm">
          <text:p/>
        </draw:line>
        <draw:line draw:style-name="gr5" draw:text-style-name="P2" draw:layer="layout" svg:x1="11.629cm" svg:y1="2.61cm" svg:x2="14.043cm" svg:y2="5.025cm">
          <text:p/>
        </draw:line>
        <draw:line draw:style-name="gr13" draw:text-style-name="P2" draw:layer="layout" svg:x1="16.704cm" svg:y1="2.584cm" svg:x2="19.118cm" svg:y2="4.999cm">
          <text:p/>
        </draw:line>
        <draw:line draw:style-name="gr16" draw:text-style-name="P2" draw:layer="layout" svg:x1="21.804cm" svg:y1="2.584cm" svg:x2="24.218cm" svg:y2="4.999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5.084cm" svg:y1="2.54cm" svg:x2="7.624cm" svg:y2="2.54cm">
          <text:p/>
        </draw:line>
        <draw:line draw:style-name="gr1" draw:text-style-name="P1" draw:layer="layout" svg:x1="5.084cm" svg:y1="7.62cm" svg:x2="7.624cm" svg:y2="7.62cm">
          <text:p/>
        </draw:line>
        <draw:line draw:style-name="gr2" draw:text-style-name="P1" draw:layer="layout" svg:x1="2.544cm" svg:y1="5.08cm" svg:x2="5.084cm" svg:y2="5.08cm">
          <text:p/>
        </draw:line>
        <draw:line draw:style-name="gr1" draw:text-style-name="P1" draw:layer="layout" svg:x1="10.164cm" svg:y1="2.54cm" svg:x2="12.704cm" svg:y2="2.54cm">
          <text:p/>
        </draw:line>
        <draw:line draw:style-name="gr1" draw:text-style-name="P1" draw:layer="layout" svg:x1="10.164cm" svg:y1="7.62cm" svg:x2="12.704cm" svg:y2="7.62cm">
          <text:p/>
        </draw:line>
        <draw:line draw:style-name="gr2" draw:text-style-name="P1" draw:layer="layout" svg:x1="7.624cm" svg:y1="5.08cm" svg:x2="10.164cm" svg:y2="5.08cm">
          <text:p/>
        </draw:line>
        <draw:line draw:style-name="gr1" draw:text-style-name="P1" draw:layer="layout" svg:x1="15.244cm" svg:y1="2.54cm" svg:x2="17.784cm" svg:y2="2.54cm">
          <text:p/>
        </draw:line>
        <draw:line draw:style-name="gr1" draw:text-style-name="P1" draw:layer="layout" svg:x1="15.244cm" svg:y1="7.62cm" svg:x2="17.784cm" svg:y2="7.62cm">
          <text:p/>
        </draw:line>
        <draw:line draw:style-name="gr2" draw:text-style-name="P1" draw:layer="layout" svg:x1="12.704cm" svg:y1="5.08cm" svg:x2="15.244cm" svg:y2="5.08cm">
          <text:p/>
        </draw:line>
        <draw:line draw:style-name="gr1" draw:text-style-name="P1" draw:layer="layout" svg:x1="20.324cm" svg:y1="2.54cm" svg:x2="22.864cm" svg:y2="2.54cm">
          <text:p/>
        </draw:line>
        <draw:line draw:style-name="gr1" draw:text-style-name="P1" draw:layer="layout" svg:x1="20.324cm" svg:y1="7.62cm" svg:x2="22.864cm" svg:y2="7.62cm">
          <text:p/>
        </draw:line>
        <draw:line draw:style-name="gr2" draw:text-style-name="P1" draw:layer="layout" svg:x1="17.784cm" svg:y1="5.08cm" svg:x2="20.324cm" svg:y2="5.08cm">
          <text:p/>
        </draw:line>
        <draw:line draw:style-name="gr2" draw:text-style-name="P1" draw:layer="layout" svg:x1="22.864cm" svg:y1="5.08cm" svg:x2="25.404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5.084cm" svg:y1="2.534cm" svg:x2="7.624cm" svg:y2="2.534cm">
          <text:p/>
        </draw:line>
        <draw:line draw:style-name="gr1" draw:text-style-name="P1" draw:layer="layout" svg:x1="5.084cm" svg:y1="7.614cm" svg:x2="7.624cm" svg:y2="7.614cm">
          <text:p/>
        </draw:line>
        <draw:line draw:style-name="gr2" draw:text-style-name="P1" draw:layer="layout" svg:x1="2.544cm" svg:y1="5.074cm" svg:x2="5.084cm" svg:y2="5.074cm">
          <text:p/>
        </draw:line>
        <draw:line draw:style-name="gr11" draw:text-style-name="P2" draw:layer="layout" svg:x1="3.955cm" svg:y1="5.088cm" svg:x2="6.495cm" svg:y2="7.628cm">
          <text:p/>
        </draw:line>
        <draw:line draw:style-name="gr12" draw:text-style-name="P2" draw:layer="layout" svg:x1="3.991cm" svg:y1="4.997cm" svg:x2="6.406cm" svg:y2="2.583cm">
          <text:p/>
        </draw:line>
        <draw:line draw:style-name="gr6" draw:text-style-name="P2" draw:layer="layout" svg:x1="1.497cm" svg:y1="7.54cm" svg:x2="3.912cm" svg:y2="5.126cm">
          <text:p/>
        </draw:line>
        <draw:line draw:style-name="gr1" draw:text-style-name="P1" draw:layer="layout" svg:x1="10.169cm" svg:y1="2.534cm" svg:x2="12.709cm" svg:y2="2.534cm">
          <text:p/>
        </draw:line>
        <draw:line draw:style-name="gr1" draw:text-style-name="P1" draw:layer="layout" svg:x1="10.169cm" svg:y1="7.614cm" svg:x2="12.709cm" svg:y2="7.614cm">
          <text:p/>
        </draw:line>
        <draw:line draw:style-name="gr2" draw:text-style-name="P1" draw:layer="layout" svg:x1="7.629cm" svg:y1="5.074cm" svg:x2="10.169cm" svg:y2="5.074cm">
          <text:p/>
        </draw:line>
        <draw:line draw:style-name="gr13" draw:text-style-name="P2" draw:layer="layout" svg:x1="9.04cm" svg:y1="5.088cm" svg:x2="11.58cm" svg:y2="7.628cm">
          <text:p/>
        </draw:line>
        <draw:line draw:style-name="gr17" draw:text-style-name="P2" draw:layer="layout" svg:x1="9.077cm" svg:y1="4.997cm" svg:x2="11.492cm" svg:y2="2.583cm">
          <text:p/>
        </draw:line>
        <draw:line draw:style-name="gr11" draw:text-style-name="P2" draw:layer="layout" svg:x1="6.582cm" svg:y1="7.54cm" svg:x2="8.997cm" svg:y2="5.126cm">
          <text:p/>
        </draw:line>
        <draw:line draw:style-name="gr1" draw:text-style-name="P1" draw:layer="layout" svg:x1="15.249cm" svg:y1="2.534cm" svg:x2="17.789cm" svg:y2="2.534cm">
          <text:p/>
        </draw:line>
        <draw:line draw:style-name="gr1" draw:text-style-name="P1" draw:layer="layout" svg:x1="15.249cm" svg:y1="7.614cm" svg:x2="17.789cm" svg:y2="7.614cm">
          <text:p/>
        </draw:line>
        <draw:line draw:style-name="gr2" draw:text-style-name="P1" draw:layer="layout" svg:x1="12.709cm" svg:y1="5.074cm" svg:x2="15.249cm" svg:y2="5.074cm">
          <text:p/>
        </draw:line>
        <draw:line draw:style-name="gr12" draw:text-style-name="P2" draw:layer="layout" svg:x1="14.12cm" svg:y1="5.088cm" svg:x2="16.66cm" svg:y2="7.628cm">
          <text:p/>
        </draw:line>
        <draw:line draw:style-name="gr11" draw:text-style-name="P2" draw:layer="layout" svg:x1="14.157cm" svg:y1="4.997cm" svg:x2="16.572cm" svg:y2="2.583cm">
          <text:p/>
        </draw:line>
        <draw:line draw:style-name="gr13" draw:text-style-name="P2" draw:layer="layout" svg:x1="11.662cm" svg:y1="7.54cm" svg:x2="14.077cm" svg:y2="5.126cm">
          <text:p/>
        </draw:line>
        <draw:line draw:style-name="gr1" draw:text-style-name="P1" draw:layer="layout" svg:x1="20.329cm" svg:y1="2.534cm" svg:x2="22.869cm" svg:y2="2.534cm">
          <text:p/>
        </draw:line>
        <draw:line draw:style-name="gr1" draw:text-style-name="P1" draw:layer="layout" svg:x1="20.329cm" svg:y1="7.614cm" svg:x2="22.869cm" svg:y2="7.614cm">
          <text:p/>
        </draw:line>
        <draw:line draw:style-name="gr2" draw:text-style-name="P1" draw:layer="layout" svg:x1="17.789cm" svg:y1="5.074cm" svg:x2="20.329cm" svg:y2="5.074cm">
          <text:p/>
        </draw:line>
        <draw:line draw:style-name="gr18" draw:text-style-name="P2" draw:layer="layout" svg:x1="19.2cm" svg:y1="5.088cm" svg:x2="21.74cm" svg:y2="7.628cm">
          <text:p/>
        </draw:line>
        <draw:line draw:style-name="gr19" draw:text-style-name="P2" draw:layer="layout" svg:x1="19.237cm" svg:y1="4.997cm" svg:x2="21.652cm" svg:y2="2.583cm">
          <text:p/>
        </draw:line>
        <draw:line draw:style-name="gr12" draw:text-style-name="P2" draw:layer="layout" svg:x1="16.742cm" svg:y1="7.54cm" svg:x2="19.157cm" svg:y2="5.126cm">
          <text:p/>
        </draw:line>
        <draw:line draw:style-name="gr2" draw:text-style-name="P1" draw:layer="layout" svg:x1="22.869cm" svg:y1="5.074cm" svg:x2="25.409cm" svg:y2="5.074cm">
          <text:p/>
        </draw:line>
        <draw:line draw:style-name="gr20" draw:text-style-name="P2" draw:layer="layout" svg:x1="24.275cm" svg:y1="5.088cm" svg:x2="26.815cm" svg:y2="7.628cm">
          <text:p/>
        </draw:line>
        <draw:line draw:style-name="gr21" draw:text-style-name="P2" draw:layer="layout" svg:x1="24.317cm" svg:y1="4.997cm" svg:x2="26.732cm" svg:y2="2.583cm">
          <text:p/>
        </draw:line>
        <draw:line draw:style-name="gr18" draw:text-style-name="P2" draw:layer="layout" svg:x1="21.822cm" svg:y1="7.54cm" svg:x2="24.237cm" svg:y2="5.126cm">
          <text:p/>
        </draw:line>
        <draw:line draw:style-name="gr12" draw:text-style-name="P2" draw:layer="layout" svg:x1="6.549cm" svg:y1="2.61cm" svg:x2="8.963cm" svg:y2="5.025cm">
          <text:p/>
        </draw:line>
        <draw:line draw:style-name="gr17" draw:text-style-name="P2" draw:layer="layout" svg:x1="11.624cm" svg:y1="2.584cm" svg:x2="14.038cm" svg:y2="4.999cm">
          <text:p/>
        </draw:line>
        <draw:line draw:style-name="gr11" draw:text-style-name="P2" draw:layer="layout" svg:x1="16.724cm" svg:y1="2.584cm" svg:x2="19.138cm" svg:y2="4.999cm">
          <text:p/>
        </draw:line>
        <draw:line draw:style-name="gr19" draw:text-style-name="P2" draw:layer="layout" svg:x1="21.824cm" svg:y1="2.584cm" svg:x2="24.238cm" svg:y2="4.999cm">
          <text:p/>
        </draw:lin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5.077cm" svg:y1="2.54cm" svg:x2="7.617cm" svg:y2="2.54cm">
          <text:p/>
        </draw:line>
        <draw:line draw:style-name="gr1" draw:text-style-name="P1" draw:layer="layout" svg:x1="5.077cm" svg:y1="7.62cm" svg:x2="7.617cm" svg:y2="7.62cm">
          <text:p/>
        </draw:line>
        <draw:line draw:style-name="gr2" draw:text-style-name="P1" draw:layer="layout" svg:x1="2.537cm" svg:y1="5.08cm" svg:x2="5.077cm" svg:y2="5.08cm">
          <text:p/>
        </draw:line>
        <draw:line draw:style-name="gr1" draw:text-style-name="P1" draw:layer="layout" svg:x1="10.157cm" svg:y1="2.54cm" svg:x2="12.697cm" svg:y2="2.54cm">
          <text:p/>
        </draw:line>
        <draw:line draw:style-name="gr1" draw:text-style-name="P1" draw:layer="layout" svg:x1="10.157cm" svg:y1="7.62cm" svg:x2="12.697cm" svg:y2="7.62cm">
          <text:p/>
        </draw:line>
        <draw:line draw:style-name="gr2" draw:text-style-name="P1" draw:layer="layout" svg:x1="7.617cm" svg:y1="5.08cm" svg:x2="10.157cm" svg:y2="5.08cm">
          <text:p/>
        </draw:line>
        <draw:line draw:style-name="gr1" draw:text-style-name="P1" draw:layer="layout" svg:x1="20.317cm" svg:y1="2.54cm" svg:x2="22.857cm" svg:y2="2.54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5.077cm" svg:y1="2.534cm" svg:x2="7.617cm" svg:y2="2.534cm">
          <text:p/>
        </draw:line>
        <draw:line draw:style-name="gr1" draw:text-style-name="P1" draw:layer="layout" svg:x1="5.077cm" svg:y1="7.614cm" svg:x2="7.617cm" svg:y2="7.614cm">
          <text:p/>
        </draw:line>
        <draw:line draw:style-name="gr2" draw:text-style-name="P1" draw:layer="layout" svg:x1="2.537cm" svg:y1="5.074cm" svg:x2="5.077cm" svg:y2="5.074cm">
          <text:p/>
        </draw:line>
        <draw:line draw:style-name="gr11" draw:text-style-name="P2" draw:layer="layout" svg:x1="3.947cm" svg:y1="5.088cm" svg:x2="6.487cm" svg:y2="7.628cm">
          <text:p/>
        </draw:line>
        <draw:line draw:style-name="gr12" draw:text-style-name="P2" draw:layer="layout" svg:x1="3.984cm" svg:y1="4.997cm" svg:x2="6.399cm" svg:y2="2.583cm">
          <text:p/>
        </draw:line>
        <draw:line draw:style-name="gr6" draw:text-style-name="P2" draw:layer="layout" svg:x1="1.491cm" svg:y1="7.54cm" svg:x2="3.906cm" svg:y2="5.126cm">
          <text:p/>
        </draw:line>
        <draw:line draw:style-name="gr1" draw:text-style-name="P1" draw:layer="layout" svg:x1="10.164cm" svg:y1="2.534cm" svg:x2="12.704cm" svg:y2="2.534cm">
          <text:p/>
        </draw:line>
        <draw:line draw:style-name="gr1" draw:text-style-name="P1" draw:layer="layout" svg:x1="10.164cm" svg:y1="7.614cm" svg:x2="12.704cm" svg:y2="7.614cm">
          <text:p/>
        </draw:line>
        <draw:line draw:style-name="gr2" draw:text-style-name="P1" draw:layer="layout" svg:x1="7.624cm" svg:y1="5.074cm" svg:x2="10.164cm" svg:y2="5.074cm">
          <text:p/>
        </draw:line>
        <draw:line draw:style-name="gr9" draw:text-style-name="P2" draw:layer="layout" svg:x1="9.035cm" svg:y1="5.088cm" svg:x2="11.575cm" svg:y2="7.628cm">
          <text:p/>
        </draw:line>
        <draw:line draw:style-name="gr17" draw:text-style-name="P2" draw:layer="layout" svg:x1="9.071cm" svg:y1="4.997cm" svg:x2="11.486cm" svg:y2="2.583cm">
          <text:p/>
        </draw:line>
        <draw:line draw:style-name="gr11" draw:text-style-name="P2" draw:layer="layout" svg:x1="6.577cm" svg:y1="7.54cm" svg:x2="8.992cm" svg:y2="5.126cm">
          <text:p/>
        </draw:line>
        <draw:line draw:style-name="gr1" draw:text-style-name="P1" draw:layer="layout" svg:x1="20.324cm" svg:y1="2.534cm" svg:x2="22.864cm" svg:y2="2.534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12" draw:text-style-name="P2" draw:layer="layout" svg:x1="19.195cm" svg:y1="5.088cm" svg:x2="21.735cm" svg:y2="7.628cm">
          <text:p/>
        </draw:line>
        <draw:line draw:style-name="gr11" draw:text-style-name="P2" draw:layer="layout" svg:x1="19.231cm" svg:y1="4.997cm" svg:x2="21.646cm" svg:y2="2.583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6" draw:text-style-name="P2" draw:layer="layout" svg:x1="24.311cm" svg:y1="4.997cm" svg:x2="26.726cm" svg:y2="2.583cm">
          <text:p/>
        </draw:line>
        <draw:line draw:style-name="gr12" draw:text-style-name="P2" draw:layer="layout" svg:x1="21.817cm" svg:y1="7.54cm" svg:x2="24.232cm" svg:y2="5.126cm">
          <text:p/>
        </draw:line>
        <draw:line draw:style-name="gr12" draw:text-style-name="P2" draw:layer="layout" svg:x1="6.544cm" svg:y1="2.61cm" svg:x2="8.958cm" svg:y2="5.025cm">
          <text:p/>
        </draw:line>
        <draw:line draw:style-name="gr11" draw:text-style-name="P2" draw:layer="layout" svg:x1="21.817cm" svg:y1="2.584cm" svg:x2="24.231cm" svg:y2="4.999cm">
          <text:p/>
        </draw:line>
        <draw:frame draw:style-name="gr22" draw:text-style-name="P4" draw:layer="layout" svg:width="5.587cm" svg:height="11.606cm" svg:x="12.443cm" svg:y="2.032cm">
          <draw:text-box>
            <text:p><text:span text:style-name="T1">. . 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8" draw:text-style-name="P2" draw:layer="layout" svg:x1="19.195cm" svg:y1="5.088cm" svg:x2="21.735cm" svg:y2="7.628cm">
          <text:p/>
        </draw:line>
        <draw:line draw:style-name="gr10" draw:text-style-name="P2" draw:layer="layout" svg:x1="19.231cm" svg:y1="4.997cm" svg:x2="21.646cm" svg:y2="2.583cm">
          <text:p/>
        </draw:line>
        <draw:line draw:style-name="gr23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5" draw:text-style-name="P2" draw:layer="layout" svg:x1="24.275cm" svg:y1="5.088cm" svg:x2="26.815cm" svg:y2="7.628cm">
          <text:p/>
        </draw:line>
        <draw:line draw:style-name="gr10" draw:text-style-name="P2" draw:layer="layout" svg:x1="24.311cm" svg:y1="4.997cm" svg:x2="26.726cm" svg:y2="2.583cm">
          <text:p/>
        </draw:line>
        <draw:line draw:style-name="gr8" draw:text-style-name="P2" draw:layer="layout" svg:x1="21.817cm" svg:y1="7.54cm" svg:x2="24.232cm" svg:y2="5.126cm">
          <text:p/>
        </draw:line>
        <draw:custom-shape draw:style-name="gr24" draw:text-style-name="P5" draw:layer="layout" svg:width="1.525cm" svg:height="1.525cm" draw:transform="rotate (0.785398163397448) translate (21.079cm 2.09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6.159cm 2.09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15.237cm" svg:y1="7.62cm" svg:x2="17.777cm" svg:y2="7.62cm">
          <text:p/>
        </draw:line>
        <draw:line draw:style-name="gr2" draw:text-style-name="P1" draw:layer="layout" svg:x1="12.697cm" svg:y1="5.08cm" svg:x2="15.237cm" svg:y2="5.08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15.244cm" svg:y1="7.614cm" svg:x2="17.784cm" svg:y2="7.614cm">
          <text:p/>
        </draw:line>
        <draw:line draw:style-name="gr2" draw:text-style-name="P1" draw:layer="layout" svg:x1="12.704cm" svg:y1="5.074cm" svg:x2="15.244cm" svg:y2="5.074cm">
          <text:p/>
        </draw:line>
        <draw:line draw:style-name="gr11" draw:text-style-name="P2" draw:layer="layout" svg:x1="14.115cm" svg:y1="5.088cm" svg:x2="16.655cm" svg:y2="7.628cm">
          <text:p/>
        </draw:line>
        <draw:line draw:style-name="gr5" draw:text-style-name="P2" draw:layer="layout" svg:x1="14.151cm" svg:y1="4.997cm" svg:x2="16.566cm" svg:y2="2.583cm">
          <text:p/>
        </draw:line>
        <draw:line draw:style-name="gr6" draw:text-style-name="P2" draw:layer="layout" svg:x1="11.657cm" svg:y1="7.54cm" svg:x2="14.072cm" svg:y2="5.126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9" draw:text-style-name="P2" draw:layer="layout" svg:x1="19.195cm" svg:y1="5.088cm" svg:x2="21.735cm" svg:y2="7.628cm">
          <text:p/>
        </draw:line>
        <draw:line draw:style-name="gr5" draw:text-style-name="P2" draw:layer="layout" svg:x1="19.231cm" svg:y1="4.997cm" svg:x2="21.646cm" svg:y2="2.583cm">
          <text:p/>
        </draw:line>
        <draw:line draw:style-name="gr11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25" draw:text-style-name="P2" draw:layer="layout" svg:x1="24.275cm" svg:y1="5.088cm" svg:x2="26.815cm" svg:y2="7.628cm">
          <text:p/>
        </draw:line>
        <draw:line draw:style-name="gr5" draw:text-style-name="P2" draw:layer="layout" svg:x1="24.311cm" svg:y1="4.997cm" svg:x2="26.726cm" svg:y2="2.583cm">
          <text:p/>
        </draw:line>
        <draw:line draw:style-name="gr9" draw:text-style-name="P2" draw:layer="layout" svg:x1="21.817cm" svg:y1="7.54cm" svg:x2="24.232cm" svg:y2="5.126cm">
          <text:p/>
        </draw:line>
        <draw:custom-shape draw:style-name="gr24" draw:text-style-name="P5" draw:layer="layout" svg:width="1.525cm" svg:height="1.525cm" draw:transform="rotate (0.785398163397448) translate (15.999cm 2.09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1.079cm 2.09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6.159cm 2.09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" draw:text-style-name="P1" draw:layer="layout" svg:x1="10.157cm" svg:y1="7.62cm" svg:x2="12.697cm" svg:y2="7.62cm">
          <text:p/>
        </draw:line>
        <draw:line draw:style-name="gr2" draw:text-style-name="P1" draw:layer="layout" svg:x1="7.617cm" svg:y1="5.08cm" svg:x2="10.157cm" svg:y2="5.08cm">
          <text:p/>
        </draw:line>
        <draw:line draw:style-name="gr1" draw:text-style-name="P1" draw:layer="layout" svg:x1="15.237cm" svg:y1="7.62cm" svg:x2="17.777cm" svg:y2="7.62cm">
          <text:p/>
        </draw:line>
        <draw:line draw:style-name="gr2" draw:text-style-name="P1" draw:layer="layout" svg:x1="12.697cm" svg:y1="5.08cm" svg:x2="15.237cm" svg:y2="5.08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10.164cm" svg:y1="7.614cm" svg:x2="12.704cm" svg:y2="7.614cm">
          <text:p/>
        </draw:line>
        <draw:line draw:style-name="gr2" draw:text-style-name="P1" draw:layer="layout" svg:x1="7.624cm" svg:y1="5.074cm" svg:x2="10.164cm" svg:y2="5.074cm">
          <text:p/>
        </draw:line>
        <draw:line draw:style-name="gr11" draw:text-style-name="P2" draw:layer="layout" svg:x1="9.035cm" svg:y1="5.088cm" svg:x2="11.575cm" svg:y2="7.628cm">
          <text:p/>
        </draw:line>
        <draw:line draw:style-name="gr14" draw:text-style-name="P2" draw:layer="layout" svg:x1="9.071cm" svg:y1="4.997cm" svg:x2="11.486cm" svg:y2="2.583cm">
          <text:p/>
        </draw:line>
        <draw:line draw:style-name="gr15" draw:text-style-name="P2" draw:layer="layout" svg:x1="6.577cm" svg:y1="7.54cm" svg:x2="8.992cm" svg:y2="5.126cm">
          <text:p/>
        </draw:line>
        <draw:line draw:style-name="gr1" draw:text-style-name="P1" draw:layer="layout" svg:x1="15.244cm" svg:y1="7.614cm" svg:x2="17.784cm" svg:y2="7.614cm">
          <text:p/>
        </draw:line>
        <draw:line draw:style-name="gr2" draw:text-style-name="P1" draw:layer="layout" svg:x1="12.704cm" svg:y1="5.074cm" svg:x2="15.244cm" svg:y2="5.074cm">
          <text:p/>
        </draw:line>
        <draw:line draw:style-name="gr23" draw:text-style-name="P2" draw:layer="layout" svg:x1="14.115cm" svg:y1="5.088cm" svg:x2="16.655cm" svg:y2="7.628cm">
          <text:p/>
        </draw:line>
        <draw:line draw:style-name="gr14" draw:text-style-name="P2" draw:layer="layout" svg:x1="14.151cm" svg:y1="4.997cm" svg:x2="16.566cm" svg:y2="2.583cm">
          <text:p/>
        </draw:line>
        <draw:line draw:style-name="gr11" draw:text-style-name="P2" draw:layer="layout" svg:x1="11.657cm" svg:y1="7.54cm" svg:x2="14.072cm" svg:y2="5.126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16" draw:text-style-name="P2" draw:layer="layout" svg:x1="19.195cm" svg:y1="5.088cm" svg:x2="21.735cm" svg:y2="7.628cm">
          <text:p/>
        </draw:line>
        <draw:line draw:style-name="gr14" draw:text-style-name="P2" draw:layer="layout" svg:x1="19.231cm" svg:y1="4.997cm" svg:x2="21.646cm" svg:y2="2.583cm">
          <text:p/>
        </draw:line>
        <draw:line draw:style-name="gr23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9" draw:text-style-name="P2" draw:layer="layout" svg:x1="24.275cm" svg:y1="5.088cm" svg:x2="26.815cm" svg:y2="7.628cm">
          <text:p/>
        </draw:line>
        <draw:line draw:style-name="gr14" draw:text-style-name="P2" draw:layer="layout" svg:x1="24.311cm" svg:y1="4.997cm" svg:x2="26.726cm" svg:y2="2.583cm">
          <text:p/>
        </draw:line>
        <draw:line draw:style-name="gr16" draw:text-style-name="P2" draw:layer="layout" svg:x1="21.817cm" svg:y1="7.54cm" svg:x2="24.232cm" svg:y2="5.126cm">
          <text:p/>
        </draw:line>
        <draw:custom-shape draw:style-name="gr24" draw:text-style-name="P5" draw:layer="layout" svg:width="1.525cm" svg:height="1.525cm" draw:transform="rotate (0.785398163397448) translate (10.894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15.99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1.07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6.15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line draw:style-name="gr1" draw:text-style-name="P1" draw:layer="layout" svg:x1="5.077cm" svg:y1="7.62cm" svg:x2="7.617cm" svg:y2="7.62cm">
          <text:p/>
        </draw:line>
        <draw:line draw:style-name="gr2" draw:text-style-name="P1" draw:layer="layout" svg:x1="2.537cm" svg:y1="5.08cm" svg:x2="5.077cm" svg:y2="5.08cm">
          <text:p/>
        </draw:line>
        <draw:line draw:style-name="gr1" draw:text-style-name="P1" draw:layer="layout" svg:x1="10.157cm" svg:y1="7.62cm" svg:x2="12.697cm" svg:y2="7.62cm">
          <text:p/>
        </draw:line>
        <draw:line draw:style-name="gr2" draw:text-style-name="P1" draw:layer="layout" svg:x1="7.617cm" svg:y1="5.08cm" svg:x2="10.157cm" svg:y2="5.08cm">
          <text:p/>
        </draw:line>
        <draw:line draw:style-name="gr1" draw:text-style-name="P1" draw:layer="layout" svg:x1="15.237cm" svg:y1="7.62cm" svg:x2="17.777cm" svg:y2="7.62cm">
          <text:p/>
        </draw:line>
        <draw:line draw:style-name="gr2" draw:text-style-name="P1" draw:layer="layout" svg:x1="12.697cm" svg:y1="5.08cm" svg:x2="15.237cm" svg:y2="5.08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17.777cm" svg:y1="5.08cm" svg:x2="20.317cm" svg:y2="5.08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5.077cm" svg:y1="7.614cm" svg:x2="7.617cm" svg:y2="7.614cm">
          <text:p/>
        </draw:line>
        <draw:line draw:style-name="gr2" draw:text-style-name="P1" draw:layer="layout" svg:x1="2.537cm" svg:y1="5.074cm" svg:x2="5.077cm" svg:y2="5.074cm">
          <text:p/>
        </draw:line>
        <draw:line draw:style-name="gr15" draw:text-style-name="P2" draw:layer="layout" svg:x1="3.947cm" svg:y1="5.088cm" svg:x2="6.487cm" svg:y2="7.628cm">
          <text:p/>
        </draw:line>
        <draw:line draw:style-name="gr14" draw:text-style-name="P2" draw:layer="layout" svg:x1="3.984cm" svg:y1="4.997cm" svg:x2="6.399cm" svg:y2="2.583cm">
          <text:p/>
        </draw:line>
        <draw:line draw:style-name="gr6" draw:text-style-name="P2" draw:layer="layout" svg:x1="1.491cm" svg:y1="7.54cm" svg:x2="3.906cm" svg:y2="5.126cm">
          <text:p/>
        </draw:line>
        <draw:line draw:style-name="gr1" draw:text-style-name="P1" draw:layer="layout" svg:x1="10.164cm" svg:y1="7.614cm" svg:x2="12.704cm" svg:y2="7.614cm">
          <text:p/>
        </draw:line>
        <draw:line draw:style-name="gr2" draw:text-style-name="P1" draw:layer="layout" svg:x1="7.624cm" svg:y1="5.074cm" svg:x2="10.164cm" svg:y2="5.074cm">
          <text:p/>
        </draw:line>
        <draw:line draw:style-name="gr11" draw:text-style-name="P2" draw:layer="layout" svg:x1="9.035cm" svg:y1="5.088cm" svg:x2="11.575cm" svg:y2="7.628cm">
          <text:p/>
        </draw:line>
        <draw:line draw:style-name="gr14" draw:text-style-name="P2" draw:layer="layout" svg:x1="9.071cm" svg:y1="4.997cm" svg:x2="11.486cm" svg:y2="2.583cm">
          <text:p/>
        </draw:line>
        <draw:line draw:style-name="gr15" draw:text-style-name="P2" draw:layer="layout" svg:x1="6.577cm" svg:y1="7.54cm" svg:x2="8.992cm" svg:y2="5.126cm">
          <text:p/>
        </draw:line>
        <draw:line draw:style-name="gr1" draw:text-style-name="P1" draw:layer="layout" svg:x1="15.244cm" svg:y1="7.614cm" svg:x2="17.784cm" svg:y2="7.614cm">
          <text:p/>
        </draw:line>
        <draw:line draw:style-name="gr2" draw:text-style-name="P1" draw:layer="layout" svg:x1="12.704cm" svg:y1="5.074cm" svg:x2="15.244cm" svg:y2="5.074cm">
          <text:p/>
        </draw:line>
        <draw:line draw:style-name="gr23" draw:text-style-name="P2" draw:layer="layout" svg:x1="14.115cm" svg:y1="5.088cm" svg:x2="16.655cm" svg:y2="7.628cm">
          <text:p/>
        </draw:line>
        <draw:line draw:style-name="gr14" draw:text-style-name="P2" draw:layer="layout" svg:x1="14.151cm" svg:y1="4.997cm" svg:x2="16.566cm" svg:y2="2.583cm">
          <text:p/>
        </draw:line>
        <draw:line draw:style-name="gr11" draw:text-style-name="P2" draw:layer="layout" svg:x1="11.657cm" svg:y1="7.54cm" svg:x2="14.072cm" svg:y2="5.126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" draw:text-style-name="P1" draw:layer="layout" svg:x1="17.784cm" svg:y1="5.074cm" svg:x2="20.324cm" svg:y2="5.074cm">
          <text:p/>
        </draw:line>
        <draw:line draw:style-name="gr16" draw:text-style-name="P2" draw:layer="layout" svg:x1="19.195cm" svg:y1="5.088cm" svg:x2="21.735cm" svg:y2="7.628cm">
          <text:p/>
        </draw:line>
        <draw:line draw:style-name="gr14" draw:text-style-name="P2" draw:layer="layout" svg:x1="19.231cm" svg:y1="4.997cm" svg:x2="21.646cm" svg:y2="2.583cm">
          <text:p/>
        </draw:line>
        <draw:line draw:style-name="gr23" draw:text-style-name="P2" draw:layer="layout" svg:x1="16.737cm" svg:y1="7.54cm" svg:x2="19.152cm" svg:y2="5.126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9" draw:text-style-name="P2" draw:layer="layout" svg:x1="24.275cm" svg:y1="5.088cm" svg:x2="26.815cm" svg:y2="7.628cm">
          <text:p/>
        </draw:line>
        <draw:line draw:style-name="gr14" draw:text-style-name="P2" draw:layer="layout" svg:x1="24.311cm" svg:y1="4.997cm" svg:x2="26.726cm" svg:y2="2.583cm">
          <text:p/>
        </draw:line>
        <draw:line draw:style-name="gr16" draw:text-style-name="P2" draw:layer="layout" svg:x1="21.817cm" svg:y1="7.54cm" svg:x2="24.232cm" svg:y2="5.126cm">
          <text:p/>
        </draw:line>
        <draw:custom-shape draw:style-name="gr24" draw:text-style-name="P5" draw:layer="layout" svg:width="1.525cm" svg:height="1.525cm" draw:transform="rotate (0.785398163397448) translate (5.816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10.894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15.99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1.07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6.15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5.077cm" svg:y1="7.62cm" svg:x2="7.617cm" svg:y2="7.62cm">
          <text:p/>
        </draw:line>
        <draw:line draw:style-name="gr2" draw:text-style-name="P1" draw:layer="layout" svg:x1="2.537cm" svg:y1="5.08cm" svg:x2="5.077cm" svg:y2="5.08cm">
          <text:p/>
        </draw:line>
        <draw:line draw:style-name="gr1" draw:text-style-name="P1" draw:layer="layout" svg:x1="10.157cm" svg:y1="7.62cm" svg:x2="12.697cm" svg:y2="7.62cm">
          <text:p/>
        </draw:line>
        <draw:line draw:style-name="gr2" draw:text-style-name="P1" draw:layer="layout" svg:x1="7.617cm" svg:y1="5.08cm" svg:x2="10.157cm" svg:y2="5.08cm">
          <text:p/>
        </draw:line>
        <draw:line draw:style-name="gr1" draw:text-style-name="P1" draw:layer="layout" svg:x1="20.317cm" svg:y1="7.62cm" svg:x2="22.857cm" svg:y2="7.62cm">
          <text:p/>
        </draw:line>
        <draw:line draw:style-name="gr2" draw:text-style-name="P1" draw:layer="layout" svg:x1="22.857cm" svg:y1="5.08cm" svg:x2="25.397cm" svg:y2="5.08cm">
          <text:p/>
        </draw:line>
        <draw:frame draw:style-name="gr3" draw:text-style-name="P1" draw:layer="layout" svg:width="2.536cm" svg:height="2.804cm" draw:transform="skewX (-0.000349065850398974) rotate (-0.786270828023446) translate (27.689cm 6.65cm)">
          <draw:image xlink:href="Pictures/10000000000000600000006A72E91AE9495742E6.png" xlink:type="simple" xlink:show="embed" xlink:actuate="onLoad" loext:mime-type="image/png">
            <text:p/>
          </draw:image>
        </draw:frame>
        <draw:line draw:style-name="gr1" draw:text-style-name="P1" draw:layer="layout" svg:x1="5.077cm" svg:y1="7.614cm" svg:x2="7.617cm" svg:y2="7.614cm">
          <text:p/>
        </draw:line>
        <draw:line draw:style-name="gr2" draw:text-style-name="P1" draw:layer="layout" svg:x1="2.537cm" svg:y1="5.074cm" svg:x2="5.077cm" svg:y2="5.074cm">
          <text:p/>
        </draw:line>
        <draw:line draw:style-name="gr21" draw:text-style-name="P2" draw:layer="layout" svg:x1="3.947cm" svg:y1="5.088cm" svg:x2="6.487cm" svg:y2="7.628cm">
          <text:p/>
        </draw:line>
        <draw:line draw:style-name="gr26" draw:text-style-name="P2" draw:layer="layout" svg:x1="3.984cm" svg:y1="4.997cm" svg:x2="6.399cm" svg:y2="2.583cm">
          <text:p/>
        </draw:line>
        <draw:line draw:style-name="gr6" draw:text-style-name="P2" draw:layer="layout" svg:x1="1.491cm" svg:y1="7.54cm" svg:x2="3.906cm" svg:y2="5.126cm">
          <text:p/>
        </draw:line>
        <draw:line draw:style-name="gr1" draw:text-style-name="P1" draw:layer="layout" svg:x1="10.164cm" svg:y1="7.614cm" svg:x2="12.704cm" svg:y2="7.614cm">
          <text:p/>
        </draw:line>
        <draw:line draw:style-name="gr2" draw:text-style-name="P1" draw:layer="layout" svg:x1="7.624cm" svg:y1="5.074cm" svg:x2="10.164cm" svg:y2="5.074cm">
          <text:p/>
        </draw:line>
        <draw:line draw:style-name="gr27" draw:text-style-name="P2" draw:layer="layout" svg:x1="9.035cm" svg:y1="5.088cm" svg:x2="11.575cm" svg:y2="7.628cm">
          <text:p/>
        </draw:line>
        <draw:line draw:style-name="gr26" draw:text-style-name="P2" draw:layer="layout" svg:x1="9.071cm" svg:y1="4.997cm" svg:x2="11.486cm" svg:y2="2.583cm">
          <text:p/>
        </draw:line>
        <draw:line draw:style-name="gr21" draw:text-style-name="P2" draw:layer="layout" svg:x1="6.577cm" svg:y1="7.54cm" svg:x2="8.992cm" svg:y2="5.126cm">
          <text:p/>
        </draw:line>
        <draw:line draw:style-name="gr1" draw:text-style-name="P1" draw:layer="layout" svg:x1="20.324cm" svg:y1="7.614cm" svg:x2="22.864cm" svg:y2="7.614cm">
          <text:p/>
        </draw:line>
        <draw:line draw:style-name="gr27" draw:text-style-name="P2" draw:layer="layout" svg:x1="19.195cm" svg:y1="5.088cm" svg:x2="21.735cm" svg:y2="7.628cm">
          <text:p/>
        </draw:line>
        <draw:line draw:style-name="gr26" draw:text-style-name="P2" draw:layer="layout" svg:x1="19.231cm" svg:y1="4.997cm" svg:x2="21.646cm" svg:y2="2.583cm">
          <text:p/>
        </draw:line>
        <draw:line draw:style-name="gr2" draw:text-style-name="P1" draw:layer="layout" svg:x1="22.864cm" svg:y1="5.074cm" svg:x2="25.404cm" svg:y2="5.074cm">
          <text:p/>
        </draw:line>
        <draw:line draw:style-name="gr28" draw:text-style-name="P2" draw:layer="layout" svg:x1="24.275cm" svg:y1="5.088cm" svg:x2="26.815cm" svg:y2="7.628cm">
          <text:p/>
        </draw:line>
        <draw:line draw:style-name="gr26" draw:text-style-name="P2" draw:layer="layout" svg:x1="24.311cm" svg:y1="4.997cm" svg:x2="26.726cm" svg:y2="2.583cm">
          <text:p/>
        </draw:line>
        <draw:line draw:style-name="gr28" draw:text-style-name="P2" draw:layer="layout" svg:x1="21.817cm" svg:y1="7.54cm" svg:x2="24.232cm" svg:y2="5.126cm">
          <text:p/>
        </draw:line>
        <draw:custom-shape draw:style-name="gr24" draw:text-style-name="P5" draw:layer="layout" svg:width="1.525cm" svg:height="1.525cm" draw:transform="rotate (0.785398163397448) translate (5.816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10.894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1.07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525cm" svg:height="1.525cm" draw:transform="rotate (0.785398163397448) translate (26.159cm 2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4" draw:layer="layout" svg:width="5.587cm" svg:height="11.606cm" svg:x="12.443cm" svg:y="2.032cm">
          <draw:text-box>
            <text:p><text:span text:style-name="T1">. . .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1" draw:layer="layout" svg:width="27.991cm" svg:height="6.096cm" svg:x="0cm" svg:y="2.2cm">
          <draw:image xlink:href="Pictures/100002010000049300000101902C3C489979E595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379cm" svg:x="1cm" svg:y="4.231cm"/>
      <draw:page-thumbnail draw:layer="backgroundobjects" svg:width="9.294cm" svg:height="3.379cm" svg:x="1cm" svg:y="12.279cm"/>
      <draw:page-thumbnail draw:layer="backgroundobjects" svg:width="9.294cm" svg:height="3.379cm" svg:x="1cm" svg:y="20.327cm"/>
      <draw:page-thumbnail draw:layer="backgroundobjects" svg:width="9.294cm" svg:height="3.379cm" svg:x="11.295cm" svg:y="4.231cm"/>
      <draw:page-thumbnail draw:layer="backgroundobjects" svg:width="9.294cm" svg:height="3.379cm" svg:x="11.295cm" svg:y="12.279cm"/>
      <draw:page-thumbnail draw:layer="backgroundobjects" svg:width="9.294cm" svg:height="3.379cm" svg:x="11.295cm" svg:y="20.327cm"/>
    </style:handout-master>
    <style:master-page style:name="Default" style:page-layout-name="PM1" draw:style-name="Mdp1">
      <draw:frame presentation:style-name="Default-title" draw:layer="backgroundobjects" svg:width="45.718cm" svg:height="1.696cm" svg:x="2.54cm" svg:y="0.405cm" presentation:class="title" presentation:placeholder="true">
        <draw:text-box/>
      </draw:frame>
      <draw:frame presentation:style-name="Default-outline1" draw:layer="backgroundobjects" svg:width="45.718cm" svg:height="5.892cm" svg:x="2.54cm" svg:y="2.377cm" presentation:class="outline" presentation:placeholder="true">
        <draw:text-box/>
      </draw:frame>
      <draw:frame presentation:style-name="Mpr1" draw:text-style-name="MP2" draw:layer="backgroundobjects" svg:width="11.835cm" svg:height="0.7cm" svg:x="2.54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0.7cm" svg:x="17.37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0.7cm" svg:x="36.42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30T11:11:54.352000000</meta:creation-date>
    <dc:date>2020-06-30T17:01:35.294000000</dc:date>
    <meta:editing-duration>PT3H20M59S</meta:editing-duration>
    <meta:editing-cycles>6</meta:editing-cycles>
    <meta:generator>LibreOffice/6.1.5.2$Windows_X86_64 LibreOffice_project/90f8dcf33c87b3705e78202e3df5142b201bd805</meta:generator>
    <meta:document-statistic meta:object-count="337"/>
  </office:meta>
</office:document-meta>
</file>